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IPA Pゴシック" svg:font-family="'Liberation SansIPA Pゴシック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27.98mm"/>
    </style:style>
    <style:style style:name="co3" style:family="table-column">
      <style:table-column-properties fo:break-before="auto" style:column-width="31.84mm"/>
    </style:style>
    <style:style style:name="co4" style:family="table-column">
      <style:table-column-properties fo:break-before="auto" style:column-width="45.05mm"/>
    </style:style>
    <style:style style:name="co5" style:family="table-column">
      <style:table-column-properties fo:break-before="auto" style:column-width="142.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85.14mm"/>
    </style:style>
    <style:style style:name="co8" style:family="table-column">
      <style:table-column-properties fo:break-before="auto" style:column-width="20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Liberation SansIPA Pゴシック" style:font-name-asian="IPA Pゴシック" style:font-name-complex="FreeSans"/>
    </style:style>
    <style:style style:name="ce2" style:family="table-cell" style:parent-style-name="Default">
      <style:text-properties style:font-name="Liberation SansIPA Pゴシック"/>
    </style:style>
    <style:style style:name="ce3" style:family="table-cell" style:parent-style-name="Default">
      <style:table-cell-properties fo:border="0.06pt solid #000000" style:vertical-align="top"/>
    </style:style>
    <style:style style:name="ce4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mm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order="0.06pt solid #000000" style:vertical-align="top"/>
      <style:text-properties style:font-name="Liberation Sans" style:font-name-asian="IPA Pゴシック" style:font-name-complex="FreeSans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vertical-align="top"/>
      <style:text-properties fo:language="en" fo:country="US" style:font-name-asian="Segoe UI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11" style:family="table-cell" style:parent-style-name="Default" style:data-style-name="N99">
      <style:table-cell-properties style:vertical-align="top"/>
    </style:style>
  </office:automatic-styles>
  <office:body>
    <office:spreadsheet>
      <table:calculation-settings table:automatic-find-labels="false"/>
      <table:table table:name="導入手順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※mysqlでログインしSQL実行可能な状態であること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①</text:p>
          </table:table-cell>
          <table:table-cell office:value-type="string" calcext:value-type="string">
            <text:p>SQLシートに記載のあるテーブル作成SQLを実行すること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②</text:p>
          </table:table-cell>
          <table:table-cell office:value-type="string" calcext:value-type="string">
            <text:p>SERVICE_LUNCH_TABLEシートに記載があるデータ導入SQLを実行すること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③</text:p>
          </table:table-cell>
          <table:table-cell office:value-type="string" calcext:value-type="string">
            <text:p>RECOMMENDED_LUNCH_TABLEシートに記載があるデータ導入SQLを実行すること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④</text:p>
          </table:table-cell>
          <table:table-cell table:style-name="ce1" office:value-type="string" calcext:value-type="string">
            <text:p>googlemapsを使うために下記のコマンドを実行する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ip3 install googlemaps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</table:table>
      <table:table table:name="SQL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○テーブル作成SQL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REATE TABLE SERVICE_LUNCH_TABLE (SERVICE_DAY int, SERVICE_WEEK varchar(10), SHOP_NAME varchar(20), SPECIAL varchar(50));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REATE TABLE RECOMMENDED_LUNCH_TABLE (SHOP_NAME varchar(20) NOT NULL PRIMARY KEY, DETAIL varchar(50), RANK int);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</table:table>
      <table:table table:name="SERVICE_LUNCH_TABLE" table:style-name="ta1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20" table:default-cell-style-name="ce5"/>
        <table:table-row table:style-name="ro1">
          <table:table-cell table:style-name="ce3" office:value-type="string" calcext:value-type="string">
            <text:p>SERVICE_DAY</text:p>
          </table:table-cell>
          <table:table-cell table:style-name="ce6" office:value-type="string" calcext:value-type="string">
            <text:p>SERVICE_WEEK</text:p>
          </table:table-cell>
          <table:table-cell table:style-name="ce6" office:value-type="string" calcext:value-type="string">
            <text:p>SHOP_NAME</text:p>
          </table:table-cell>
          <table:table-cell table:style-name="ce6" office:value-type="string" calcext:value-type="string">
            <text:p>SPECIAL</text:p>
          </table:table-cell>
          <table:table-cell/>
          <table:table-cell office:value-type="string" calcext:value-type="string">
            <text:p>○データ導入SQL</text:p>
          </table:table-cell>
          <table:table-cell table:number-columns-repeated="101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丸亀製麺</text:p>
          </table:table-cell>
          <table:table-cell table:style-name="ce3" office:value-type="string" calcext:value-type="string">
            <text:p>釜揚げうどん(並)280円→140円 (大)380円→190円 (特)480円→240円</text:p>
          </table:table-cell>
          <table:table-cell/>
          <table:table-cell table:formula="of:=&quot;INSERT INTO SERVICE_LUNCH_TABLE VALUES ('&quot;&amp;[.A2]&amp;&quot;','&quot;&amp;[.B2]&amp;&quot;','&quot;&amp;[.C2]&amp;&quot;','&quot;&amp;[.D2]&amp;&quot;');&quot;" office:value-type="string" office:string-value="INSERT INTO SERVICE_LUNCH_TABLE VALUES ('1','','丸亀製麺','釜揚げうどん(並)280円→140円 (大)380円→190円 (特)480円→240円');" calcext:value-type="string">
            <text:p>INSERT INTO SERVICE_LUNCH_TABLE VALUES ('1','','丸亀製麺','釜揚げうどん(並)280円→140円 (大)380円→190円 (特)480円→240円');</text:p>
          </table:table-cell>
          <table:table-cell table:number-columns-repeated="101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ゴーゴーカレー</text:p>
          </table:table-cell>
          <table:table-cell table:style-name="ce3" office:value-type="string" calcext:value-type="string">
            <text:p>トッピングサービス券プレゼント</text:p>
          </table:table-cell>
          <table:table-cell/>
          <table:table-cell table:formula="of:=&quot;INSERT INTO SERVICE_LUNCH_TABLE VALUES ('&quot;&amp;[.A3]&amp;&quot;','&quot;&amp;[.B3]&amp;&quot;','&quot;&amp;[.C3]&amp;&quot;','&quot;&amp;[.D3]&amp;&quot;');&quot;" office:value-type="string" office:string-value="INSERT INTO SERVICE_LUNCH_TABLE VALUES ('5','','ゴーゴーカレー','トッピングサービス券プレゼント');" calcext:value-type="string">
            <text:p>INSERT INTO SERVICE_LUNCH_TABLE VALUES ('5','','ゴーゴーカレー','トッピングサービス券プレゼント');</text:p>
          </table:table-cell>
          <table:table-cell table:number-columns-repeated="101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3"/>
          <table:table-cell table:style-name="ce3" office:value-type="string" calcext:value-type="string">
            <text:p>ゴーゴーカレー</text:p>
          </table:table-cell>
          <table:table-cell table:style-name="ce3" office:value-type="string" calcext:value-type="string">
            <text:p>トッピングサービス券プレゼント</text:p>
          </table:table-cell>
          <table:table-cell/>
          <table:table-cell table:formula="of:=&quot;INSERT INTO SERVICE_LUNCH_TABLE VALUES ('&quot;&amp;[.A4]&amp;&quot;','&quot;&amp;[.B4]&amp;&quot;','&quot;&amp;[.C4]&amp;&quot;','&quot;&amp;[.D4]&amp;&quot;');&quot;" office:value-type="string" office:string-value="INSERT INTO SERVICE_LUNCH_TABLE VALUES ('15','','ゴーゴーカレー','トッピングサービス券プレゼント');" calcext:value-type="string">
            <text:p>INSERT INTO SERVICE_LUNCH_TABLE VALUES ('15','','ゴーゴーカレー','トッピングサービス券プレゼント');</text:p>
          </table:table-cell>
          <table:table-cell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"/>
          <table:table-cell table:style-name="ce3" office:value-type="string" calcext:value-type="string">
            <text:p>ゴーゴーカレー</text:p>
          </table:table-cell>
          <table:table-cell table:style-name="ce3" office:value-type="string" calcext:value-type="string">
            <text:p>トッピングサービス券プレゼント</text:p>
          </table:table-cell>
          <table:table-cell/>
          <table:table-cell table:formula="of:=&quot;INSERT INTO SERVICE_LUNCH_TABLE VALUES ('&quot;&amp;[.A5]&amp;&quot;','&quot;&amp;[.B5]&amp;&quot;','&quot;&amp;[.C5]&amp;&quot;','&quot;&amp;[.D5]&amp;&quot;');&quot;" office:value-type="string" office:string-value="INSERT INTO SERVICE_LUNCH_TABLE VALUES ('25','','ゴーゴーカレー','トッピングサービス券プレゼント');" calcext:value-type="string">
            <text:p>INSERT INTO SERVICE_LUNCH_TABLE VALUES ('25','','ゴーゴーカレー','トッピングサービス券プレゼント');</text:p>
          </table:table-cell>
          <table:table-cell table:number-columns-repeated="101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サブウェイ</text:p>
          </table:table-cell>
          <table:table-cell table:style-name="ce3" office:value-type="string" calcext:value-type="string">
            <text:p>サブクラブカードのポイント5倍</text:p>
          </table:table-cell>
          <table:table-cell/>
          <table:table-cell table:formula="of:=&quot;INSERT INTO SERVICE_LUNCH_TABLE VALUES ('&quot;&amp;[.A6]&amp;&quot;','&quot;&amp;[.B6]&amp;&quot;','&quot;&amp;[.C6]&amp;&quot;','&quot;&amp;[.D6]&amp;&quot;');&quot;" office:value-type="string" office:string-value="INSERT INTO SERVICE_LUNCH_TABLE VALUES ('5','','サブウェイ','サブクラブカードのポイント5倍');" calcext:value-type="string">
            <text:p>INSERT INTO SERVICE_LUNCH_TABLE VALUES ('5','','サブウェイ','サブクラブカードのポイント5倍');</text:p>
          </table:table-cell>
          <table:table-cell table:number-columns-repeated="101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3"/>
          <table:table-cell table:style-name="ce3" office:value-type="string" calcext:value-type="string">
            <text:p>サブウェイ</text:p>
          </table:table-cell>
          <table:table-cell table:style-name="ce3" office:value-type="string" calcext:value-type="string">
            <text:p>サブクラブカードのポイント5倍</text:p>
          </table:table-cell>
          <table:table-cell/>
          <table:table-cell table:formula="of:=&quot;INSERT INTO SERVICE_LUNCH_TABLE VALUES ('&quot;&amp;[.A7]&amp;&quot;','&quot;&amp;[.B7]&amp;&quot;','&quot;&amp;[.C7]&amp;&quot;','&quot;&amp;[.D7]&amp;&quot;');&quot;" office:value-type="string" office:string-value="INSERT INTO SERVICE_LUNCH_TABLE VALUES ('15','','サブウェイ','サブクラブカードのポイント5倍');" calcext:value-type="string">
            <text:p>INSERT INTO SERVICE_LUNCH_TABLE VALUES ('15','','サブウェイ','サブクラブカードのポイント5倍');</text:p>
          </table:table-cell>
          <table:table-cell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"/>
          <table:table-cell table:style-name="ce3" office:value-type="string" calcext:value-type="string">
            <text:p>サブウェイ</text:p>
          </table:table-cell>
          <table:table-cell table:style-name="ce3" office:value-type="string" calcext:value-type="string">
            <text:p>サブクラブカードのポイント5倍</text:p>
          </table:table-cell>
          <table:table-cell/>
          <table:table-cell table:formula="of:=&quot;INSERT INTO SERVICE_LUNCH_TABLE VALUES ('&quot;&amp;[.A8]&amp;&quot;','&quot;&amp;[.B8]&amp;&quot;','&quot;&amp;[.C8]&amp;&quot;','&quot;&amp;[.D8]&amp;&quot;');&quot;" office:value-type="string" office:string-value="INSERT INTO SERVICE_LUNCH_TABLE VALUES ('25','','サブウェイ','サブクラブカードのポイント5倍');" calcext:value-type="string">
            <text:p>INSERT INTO SERVICE_LUNCH_TABLE VALUES ('25','','サブウェイ','サブクラブカードのポイント5倍');</text:p>
          </table:table-cell>
          <table:table-cell table:number-columns-repeated="101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3"/>
          <table:table-cell table:style-name="ce3" office:value-type="string" calcext:value-type="string">
            <text:p>築地銀だこ</text:p>
          </table:table-cell>
          <table:table-cell table:style-name="ce3" office:value-type="string" calcext:value-type="string">
            <text:p>たこ焼1舟（6個入り以上）で2個のスタンプがもらえる</text:p>
          </table:table-cell>
          <table:table-cell/>
          <table:table-cell table:formula="of:=&quot;INSERT INTO SERVICE_LUNCH_TABLE VALUES ('&quot;&amp;[.A9]&amp;&quot;','&quot;&amp;[.B9]&amp;&quot;','&quot;&amp;[.C9]&amp;&quot;','&quot;&amp;[.D9]&amp;&quot;');&quot;" office:value-type="string" office:string-value="INSERT INTO SERVICE_LUNCH_TABLE VALUES ('8','','築地銀だこ','たこ焼1舟（6個入り以上）で2個のスタンプがもらえる');" calcext:value-type="string">
            <text:p>INSERT INTO SERVICE_LUNCH_TABLE VALUES ('8','','築地銀だこ','たこ焼1舟（6個入り以上）で2個のスタンプがもらえる');</text:p>
          </table:table-cell>
          <table:table-cell table:number-columns-repeated="101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3"/>
          <table:table-cell table:style-name="ce3" office:value-type="string" calcext:value-type="string">
            <text:p>築地銀だこ</text:p>
          </table:table-cell>
          <table:table-cell table:style-name="ce3" office:value-type="string" calcext:value-type="string">
            <text:p>たこ焼1舟（6個入り以上）で2個のスタンプがもらえる</text:p>
          </table:table-cell>
          <table:table-cell/>
          <table:table-cell table:formula="of:=&quot;INSERT INTO SERVICE_LUNCH_TABLE VALUES ('&quot;&amp;[.A10]&amp;&quot;','&quot;&amp;[.B10]&amp;&quot;','&quot;&amp;[.C10]&amp;&quot;','&quot;&amp;[.D10]&amp;&quot;');&quot;" office:value-type="string" office:string-value="INSERT INTO SERVICE_LUNCH_TABLE VALUES ('18','','築地銀だこ','たこ焼1舟（6個入り以上）で2個のスタンプがもらえる');" calcext:value-type="string">
            <text:p>INSERT INTO SERVICE_LUNCH_TABLE VALUES ('18','','築地銀だこ','たこ焼1舟（6個入り以上）で2個のスタンプがもらえる');</text:p>
          </table:table-cell>
          <table:table-cell table:number-columns-repeated="1018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3"/>
          <table:table-cell table:style-name="ce3" office:value-type="string" calcext:value-type="string">
            <text:p>築地銀だこ</text:p>
          </table:table-cell>
          <table:table-cell table:style-name="ce3" office:value-type="string" calcext:value-type="string">
            <text:p>たこ焼1舟（6個入り以上）で2個のスタンプがもらえる</text:p>
          </table:table-cell>
          <table:table-cell/>
          <table:table-cell table:formula="of:=&quot;INSERT INTO SERVICE_LUNCH_TABLE VALUES ('&quot;&amp;[.A11]&amp;&quot;','&quot;&amp;[.B11]&amp;&quot;','&quot;&amp;[.C11]&amp;&quot;','&quot;&amp;[.D11]&amp;&quot;');&quot;" office:value-type="string" office:string-value="INSERT INTO SERVICE_LUNCH_TABLE VALUES ('28','','築地銀だこ','たこ焼1舟（6個入り以上）で2個のスタンプがもらえる');" calcext:value-type="string">
            <text:p>INSERT INTO SERVICE_LUNCH_TABLE VALUES ('28','','築地銀だこ','たこ焼1舟（6個入り以上）で2個のスタンプがもらえる');</text:p>
          </table:table-cell>
          <table:table-cell table:number-columns-repeated="101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ロッテリア</text:p>
          </table:table-cell>
          <table:table-cell table:style-name="ce3" office:value-type="string" calcext:value-type="string">
            <text:p>月替りサービス（パティ増量・ポテト半額・無料引換券など）</text:p>
          </table:table-cell>
          <table:table-cell/>
          <table:table-cell table:formula="of:=&quot;INSERT INTO SERVICE_LUNCH_TABLE VALUES ('&quot;&amp;[.A12]&amp;&quot;','&quot;&amp;[.B12]&amp;&quot;','&quot;&amp;[.C12]&amp;&quot;','&quot;&amp;[.D12]&amp;&quot;');&quot;" office:value-type="string" office:string-value="INSERT INTO SERVICE_LUNCH_TABLE VALUES ('10','','ロッテリア','月替りサービス（パティ増量・ポテト半額・無料引換券など）');" calcext:value-type="string">
            <text:p>INSERT INTO SERVICE_LUNCH_TABLE VALUES ('10','','ロッテリア','月替りサービス（パティ増量・ポテト半額・無料引換券など）');</text:p>
          </table:table-cell>
          <table:table-cell table:number-columns-repeated="101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3"/>
          <table:table-cell table:style-name="ce3" office:value-type="string" calcext:value-type="string">
            <text:p>ロッテリア</text:p>
          </table:table-cell>
          <table:table-cell table:style-name="ce3" office:value-type="string" calcext:value-type="string">
            <text:p>月替りサービス（パティ増量・ポテト半額・無料引換券など）</text:p>
          </table:table-cell>
          <table:table-cell/>
          <table:table-cell table:formula="of:=&quot;INSERT INTO SERVICE_LUNCH_TABLE VALUES ('&quot;&amp;[.A13]&amp;&quot;','&quot;&amp;[.B13]&amp;&quot;','&quot;&amp;[.C13]&amp;&quot;','&quot;&amp;[.D13]&amp;&quot;');&quot;" office:value-type="string" office:string-value="INSERT INTO SERVICE_LUNCH_TABLE VALUES ('20','','ロッテリア','月替りサービス（パティ増量・ポテト半額・無料引換券など）');" calcext:value-type="string">
            <text:p>INSERT INTO SERVICE_LUNCH_TABLE VALUES ('20','','ロッテリア','月替りサービス（パティ増量・ポテト半額・無料引換券など）');</text:p>
          </table:table-cell>
          <table:table-cell table:number-columns-repeated="1018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3"/>
          <table:table-cell table:style-name="ce3" office:value-type="string" calcext:value-type="string">
            <text:p>ロッテリア</text:p>
          </table:table-cell>
          <table:table-cell table:style-name="ce3" office:value-type="string" calcext:value-type="string">
            <text:p>月替りサービス（パティ増量・ポテト半額・無料引換券など）</text:p>
          </table:table-cell>
          <table:table-cell/>
          <table:table-cell table:formula="of:=&quot;INSERT INTO SERVICE_LUNCH_TABLE VALUES ('&quot;&amp;[.A14]&amp;&quot;','&quot;&amp;[.B14]&amp;&quot;','&quot;&amp;[.C14]&amp;&quot;','&quot;&amp;[.D14]&amp;&quot;');&quot;" office:value-type="string" office:string-value="INSERT INTO SERVICE_LUNCH_TABLE VALUES ('30','','ロッテリア','月替りサービス（パティ増量・ポテト半額・無料引換券など）');" calcext:value-type="string">
            <text:p>INSERT INTO SERVICE_LUNCH_TABLE VALUES ('30','','ロッテリア','月替りサービス（パティ増量・ポテト半額・無料引換券など）');</text:p>
          </table:table-cell>
          <table:table-cell table:number-columns-repeated="101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/>
          <table:table-cell table:style-name="ce3" office:value-type="string" calcext:value-type="string">
            <text:p>てんや</text:p>
          </table:table-cell>
          <table:table-cell table:style-name="ce3" office:value-type="string" calcext:value-type="string">
            <text:p>390円 天丼 550円 天丼＋小そばor小うどん</text:p>
          </table:table-cell>
          <table:table-cell/>
          <table:table-cell table:formula="of:=&quot;INSERT INTO SERVICE_LUNCH_TABLE VALUES ('&quot;&amp;[.A15]&amp;&quot;','&quot;&amp;[.B15]&amp;&quot;','&quot;&amp;[.C15]&amp;&quot;','&quot;&amp;[.D15]&amp;&quot;');&quot;" office:value-type="string" office:string-value="INSERT INTO SERVICE_LUNCH_TABLE VALUES ('18','','てんや','390円 天丼 550円 天丼＋小そばor小うどん');" calcext:value-type="string">
            <text:p>INSERT INTO SERVICE_LUNCH_TABLE VALUES ('18','','てんや','390円 天丼 550円 天丼＋小そばor小うどん');</text:p>
          </table:table-cell>
          <table:table-cell table:number-columns-repeated="1018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/>
          <table:table-cell table:style-name="ce3" office:value-type="string" calcext:value-type="string">
            <text:p>フレッシュネスバーガー</text:p>
          </table:table-cell>
          <table:table-cell table:style-name="ce3" office:value-type="string" calcext:value-type="string">
            <text:p>お得なイベントやサービス</text:p>
          </table:table-cell>
          <table:table-cell/>
          <table:table-cell table:formula="of:=&quot;INSERT INTO SERVICE_LUNCH_TABLE VALUES ('&quot;&amp;[.A16]&amp;&quot;','&quot;&amp;[.B16]&amp;&quot;','&quot;&amp;[.C16]&amp;&quot;','&quot;&amp;[.D16]&amp;&quot;');&quot;" office:value-type="string" office:string-value="INSERT INTO SERVICE_LUNCH_TABLE VALUES ('20','','フレッシュネスバーガー','お得なイベントやサービス');" calcext:value-type="string">
            <text:p>INSERT INTO SERVICE_LUNCH_TABLE VALUES ('20','','フレッシュネスバーガー','お得なイベントやサービス');</text:p>
          </table:table-cell>
          <table:table-cell table:number-columns-repeated="1018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3" office:value-type="string" calcext:value-type="string">
            <text:p>ケンタッキーフライドチキン</text:p>
          </table:table-cell>
          <table:table-cell table:style-name="ce3" office:value-type="string" calcext:value-type="string">
            <text:p>「とりの日」パック 1,450円 → 1,000円</text:p>
          </table:table-cell>
          <table:table-cell/>
          <table:table-cell table:formula="of:=&quot;INSERT INTO SERVICE_LUNCH_TABLE VALUES ('&quot;&amp;[.A17]&amp;&quot;','&quot;&amp;[.B17]&amp;&quot;','&quot;&amp;[.C17]&amp;&quot;','&quot;&amp;[.D17]&amp;&quot;');&quot;" office:value-type="string" office:string-value="INSERT INTO SERVICE_LUNCH_TABLE VALUES ('28','','ケンタッキーフライドチキン','「とりの日」パック 1,450円 → 1,000円');" calcext:value-type="string">
            <text:p>INSERT INTO SERVICE_LUNCH_TABLE VALUES ('28','','ケンタッキーフライドチキン','「とりの日」パック 1,450円 → 1,000円');</text:p>
          </table:table-cell>
          <table:table-cell table:number-columns-repeated="1018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/>
          <table:table-cell table:style-name="ce3" office:value-type="string" calcext:value-type="string">
            <text:p>伝説のすた丼屋</text:p>
          </table:table-cell>
          <table:table-cell table:style-name="ce3" office:value-type="string" calcext:value-type="string">
            <text:p>『肉の日』 肉50%増量</text:p>
          </table:table-cell>
          <table:table-cell/>
          <table:table-cell table:formula="of:=&quot;INSERT INTO SERVICE_LUNCH_TABLE VALUES ('&quot;&amp;[.A18]&amp;&quot;','&quot;&amp;[.B18]&amp;&quot;','&quot;&amp;[.C18]&amp;&quot;','&quot;&amp;[.D18]&amp;&quot;');&quot;" office:value-type="string" office:string-value="INSERT INTO SERVICE_LUNCH_TABLE VALUES ('29','','伝説のすた丼屋','『肉の日』 肉50%増量');" calcext:value-type="string">
            <text:p>INSERT INTO SERVICE_LUNCH_TABLE VALUES ('29','','伝説のすた丼屋','『肉の日』 肉50%増量');</text:p>
          </table:table-cell>
          <table:table-cell table:number-columns-repeated="101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なか卯</text:p>
          </table:table-cell>
          <table:table-cell table:style-name="ce3" office:value-type="string" calcext:value-type="string">
            <text:p>クーポンで値引き</text:p>
          </table:table-cell>
          <table:table-cell/>
          <table:table-cell table:formula="of:=&quot;INSERT INTO SERVICE_LUNCH_TABLE VALUES ('&quot;&amp;[.A19]&amp;&quot;','&quot;&amp;[.B19]&amp;&quot;','&quot;&amp;[.C19]&amp;&quot;','&quot;&amp;[.D19]&amp;&quot;');&quot;" office:value-type="string" office:string-value="INSERT INTO SERVICE_LUNCH_TABLE VALUES ('14','','なか卯','クーポンで値引き');" calcext:value-type="string">
            <text:p>INSERT INTO SERVICE_LUNCH_TABLE VALUES ('14','','なか卯','クーポンで値引き');</text:p>
          </table:table-cell>
          <table:table-cell table:number-columns-repeated="101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3"/>
          <table:table-cell table:style-name="ce3" office:value-type="string" calcext:value-type="string">
            <text:p>なか卯</text:p>
          </table:table-cell>
          <table:table-cell table:style-name="ce3" office:value-type="string" calcext:value-type="string">
            <text:p>クーポンで値引き</text:p>
          </table:table-cell>
          <table:table-cell/>
          <table:table-cell table:formula="of:=&quot;INSERT INTO SERVICE_LUNCH_TABLE VALUES ('&quot;&amp;[.A20]&amp;&quot;','&quot;&amp;[.B20]&amp;&quot;','&quot;&amp;[.C20]&amp;&quot;','&quot;&amp;[.D20]&amp;&quot;');&quot;" office:value-type="string" office:string-value="INSERT INTO SERVICE_LUNCH_TABLE VALUES ('15','','なか卯','クーポンで値引き');" calcext:value-type="string">
            <text:p>INSERT INTO SERVICE_LUNCH_TABLE VALUES ('15','','なか卯','クーポンで値引き');</text:p>
          </table:table-cell>
          <table:table-cell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3"/>
          <table:table-cell table:style-name="ce3" office:value-type="string" calcext:value-type="string">
            <text:p>なか卯</text:p>
          </table:table-cell>
          <table:table-cell table:style-name="ce3" office:value-type="string" calcext:value-type="string">
            <text:p>クーポンで値引き</text:p>
          </table:table-cell>
          <table:table-cell/>
          <table:table-cell table:formula="of:=&quot;INSERT INTO SERVICE_LUNCH_TABLE VALUES ('&quot;&amp;[.A21]&amp;&quot;','&quot;&amp;[.B21]&amp;&quot;','&quot;&amp;[.C21]&amp;&quot;','&quot;&amp;[.D21]&amp;&quot;');&quot;" office:value-type="string" office:string-value="INSERT INTO SERVICE_LUNCH_TABLE VALUES ('16','','なか卯','クーポンで値引き');" calcext:value-type="string">
            <text:p>INSERT INTO SERVICE_LUNCH_TABLE VALUES ('16','','なか卯','クーポンで値引き');</text:p>
          </table:table-cell>
          <table:table-cell table:number-columns-repeated="101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オリジン弁当</text:p>
          </table:table-cell>
          <table:table-cell table:style-name="ce3" office:value-type="string" calcext:value-type="string">
            <text:p>ＷＡＯＮポイントが5倍</text:p>
          </table:table-cell>
          <table:table-cell/>
          <table:table-cell table:formula="of:=&quot;INSERT INTO SERVICE_LUNCH_TABLE VALUES ('&quot;&amp;[.A22]&amp;&quot;','&quot;&amp;[.B22]&amp;&quot;','&quot;&amp;[.C22]&amp;&quot;','&quot;&amp;[.D22]&amp;&quot;');&quot;" office:value-type="string" office:string-value="INSERT INTO SERVICE_LUNCH_TABLE VALUES ('5','','オリジン弁当','ＷＡＯＮポイントが5倍');" calcext:value-type="string">
            <text:p>INSERT INTO SERVICE_LUNCH_TABLE VALUES ('5','','オリジン弁当','ＷＡＯＮポイントが5倍');</text:p>
          </table:table-cell>
          <table:table-cell table:number-columns-repeated="101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3"/>
          <table:table-cell table:style-name="ce3" office:value-type="string" calcext:value-type="string">
            <text:p>オリジン弁当</text:p>
          </table:table-cell>
          <table:table-cell table:style-name="ce3" office:value-type="string" calcext:value-type="string">
            <text:p>ＷＡＯＮポイントが5倍</text:p>
          </table:table-cell>
          <table:table-cell/>
          <table:table-cell table:formula="of:=&quot;INSERT INTO SERVICE_LUNCH_TABLE VALUES ('&quot;&amp;[.A23]&amp;&quot;','&quot;&amp;[.B23]&amp;&quot;','&quot;&amp;[.C23]&amp;&quot;','&quot;&amp;[.D23]&amp;&quot;');&quot;" office:value-type="string" office:string-value="INSERT INTO SERVICE_LUNCH_TABLE VALUES ('15','','オリジン弁当','ＷＡＯＮポイントが5倍');" calcext:value-type="string">
            <text:p>INSERT INTO SERVICE_LUNCH_TABLE VALUES ('15','','オリジン弁当','ＷＡＯＮポイントが5倍');</text:p>
          </table:table-cell>
          <table:table-cell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"/>
          <table:table-cell table:style-name="ce3" office:value-type="string" calcext:value-type="string">
            <text:p>オリジン弁当</text:p>
          </table:table-cell>
          <table:table-cell table:style-name="ce3" office:value-type="string" calcext:value-type="string">
            <text:p>ＷＡＯＮポイントが5倍</text:p>
          </table:table-cell>
          <table:table-cell/>
          <table:table-cell table:formula="of:=&quot;INSERT INTO SERVICE_LUNCH_TABLE VALUES ('&quot;&amp;[.A24]&amp;&quot;','&quot;&amp;[.B24]&amp;&quot;','&quot;&amp;[.C24]&amp;&quot;','&quot;&amp;[.D24]&amp;&quot;');&quot;" office:value-type="string" office:string-value="INSERT INTO SERVICE_LUNCH_TABLE VALUES ('25','','オリジン弁当','ＷＡＯＮポイントが5倍');" calcext:value-type="string">
            <text:p>INSERT INTO SERVICE_LUNCH_TABLE VALUES ('25','','オリジン弁当','ＷＡＯＮポイントが5倍');</text:p>
          </table:table-cell>
          <table:table-cell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"/>
          <table:table-cell table:style-name="ce3" office:value-type="string" calcext:value-type="string">
            <text:p>モスバーガー</text:p>
          </table:table-cell>
          <table:table-cell table:style-name="ce3" office:value-type="string" calcext:value-type="string">
            <text:p>1,000円以上の入金で4%相当のMOSポイントがもらえます</text:p>
          </table:table-cell>
          <table:table-cell/>
          <table:table-cell table:formula="of:=&quot;INSERT INTO SERVICE_LUNCH_TABLE VALUES ('&quot;&amp;[.A25]&amp;&quot;','&quot;&amp;[.B25]&amp;&quot;','&quot;&amp;[.C25]&amp;&quot;','&quot;&amp;[.D25]&amp;&quot;');&quot;" office:value-type="string" office:string-value="INSERT INTO SERVICE_LUNCH_TABLE VALUES ('25','','モスバーガー','1,000円以上の入金で4%相当のMOSポイントがもらえます');" calcext:value-type="string">
            <text:p>INSERT INTO SERVICE_LUNCH_TABLE VALUES ('25','','モスバーガー','1,000円以上の入金で4%相当のMOSポイントがもらえます');</text:p>
          </table:table-cell>
          <table:table-cell table:number-columns-repeated="101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3"/>
          <table:table-cell table:style-name="ce3" office:value-type="string" calcext:value-type="string">
            <text:p>モスバーガー</text:p>
          </table:table-cell>
          <table:table-cell table:style-name="ce3" office:value-type="string" calcext:value-type="string">
            <text:p>1,000円以上の入金で4%相当のMOSポイントがもらえます</text:p>
          </table:table-cell>
          <table:table-cell/>
          <table:table-cell table:formula="of:=&quot;INSERT INTO SERVICE_LUNCH_TABLE VALUES ('&quot;&amp;[.A26]&amp;&quot;','&quot;&amp;[.B26]&amp;&quot;','&quot;&amp;[.C26]&amp;&quot;','&quot;&amp;[.D26]&amp;&quot;');&quot;" office:value-type="string" office:string-value="INSERT INTO SERVICE_LUNCH_TABLE VALUES ('26','','モスバーガー','1,000円以上の入金で4%相当のMOSポイントがもらえます');" calcext:value-type="string">
            <text:p>INSERT INTO SERVICE_LUNCH_TABLE VALUES ('26','','モスバーガー','1,000円以上の入金で4%相当のMOSポイントがもらえます');</text:p>
          </table:table-cell>
          <table:table-cell table:number-columns-repeated="101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3"/>
          <table:table-cell table:style-name="ce3" office:value-type="string" calcext:value-type="string">
            <text:p>モスバーガー</text:p>
          </table:table-cell>
          <table:table-cell table:style-name="ce3" office:value-type="string" calcext:value-type="string">
            <text:p>1,000円以上の入金で4%相当のMOSポイントがもらえます</text:p>
          </table:table-cell>
          <table:table-cell/>
          <table:table-cell table:formula="of:=&quot;INSERT INTO SERVICE_LUNCH_TABLE VALUES ('&quot;&amp;[.A27]&amp;&quot;','&quot;&amp;[.B27]&amp;&quot;','&quot;&amp;[.C27]&amp;&quot;','&quot;&amp;[.D27]&amp;&quot;');&quot;" office:value-type="string" office:string-value="INSERT INTO SERVICE_LUNCH_TABLE VALUES ('27','','モスバーガー','1,000円以上の入金で4%相当のMOSポイントがもらえます');" calcext:value-type="string">
            <text:p>INSERT INTO SERVICE_LUNCH_TABLE VALUES ('27','','モスバーガー','1,000円以上の入金で4%相当のMOSポイントがもらえます');</text:p>
          </table:table-cell>
          <table:table-cell table:number-columns-repeated="101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3"/>
          <table:table-cell table:style-name="ce3" office:value-type="string" calcext:value-type="string">
            <text:p>モスバーガー</text:p>
          </table:table-cell>
          <table:table-cell table:style-name="ce3" office:value-type="string" calcext:value-type="string">
            <text:p>1,000円以上の入金で4%相当のMOSポイントがもらえます</text:p>
          </table:table-cell>
          <table:table-cell/>
          <table:table-cell table:formula="of:=&quot;INSERT INTO SERVICE_LUNCH_TABLE VALUES ('&quot;&amp;[.A28]&amp;&quot;','&quot;&amp;[.B28]&amp;&quot;','&quot;&amp;[.C28]&amp;&quot;','&quot;&amp;[.D28]&amp;&quot;');&quot;" office:value-type="string" office:string-value="INSERT INTO SERVICE_LUNCH_TABLE VALUES ('29','','モスバーガー','1,000円以上の入金で4%相当のMOSポイントがもらえます');" calcext:value-type="string">
            <text:p>INSERT INTO SERVICE_LUNCH_TABLE VALUES ('29','','モスバーガー','1,000円以上の入金で4%相当のMOSポイントがもらえます');</text:p>
          </table:table-cell>
          <table:table-cell table:number-columns-repeated="101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3"/>
          <table:table-cell table:style-name="ce3" office:value-type="string" calcext:value-type="string">
            <text:p>甘太郎</text:p>
          </table:table-cell>
          <table:table-cell table:style-name="ce3" office:value-type="string" calcext:value-type="string">
            <text:p>LINEで甘太郎と友達になると、肉半額のクーポンが配信されます</text:p>
          </table:table-cell>
          <table:table-cell/>
          <table:table-cell table:formula="of:=&quot;INSERT INTO SERVICE_LUNCH_TABLE VALUES ('&quot;&amp;[.A29]&amp;&quot;','&quot;&amp;[.B29]&amp;&quot;','&quot;&amp;[.C29]&amp;&quot;','&quot;&amp;[.D29]&amp;&quot;');&quot;" office:value-type="string" office:string-value="INSERT INTO SERVICE_LUNCH_TABLE VALUES ('27','','甘太郎','LINEで甘太郎と友達になると、肉半額のクーポンが配信されます');" calcext:value-type="string">
            <text:p>INSERT INTO SERVICE_LUNCH_TABLE VALUES ('27','','甘太郎','LINEで甘太郎と友達になると、肉半額のクーポンが配信されます');</text:p>
          </table:table-cell>
          <table:table-cell table:number-columns-repeated="1018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3"/>
          <table:table-cell table:style-name="ce3" office:value-type="string" calcext:value-type="string">
            <text:p>甘太郎</text:p>
          </table:table-cell>
          <table:table-cell table:style-name="ce3" office:value-type="string" calcext:value-type="string">
            <text:p>LINEで甘太郎と友達になると、肉半額のクーポンが配信されます</text:p>
          </table:table-cell>
          <table:table-cell/>
          <table:table-cell table:formula="of:=&quot;INSERT INTO SERVICE_LUNCH_TABLE VALUES ('&quot;&amp;[.A30]&amp;&quot;','&quot;&amp;[.B30]&amp;&quot;','&quot;&amp;[.C30]&amp;&quot;','&quot;&amp;[.D30]&amp;&quot;');&quot;" office:value-type="string" office:string-value="INSERT INTO SERVICE_LUNCH_TABLE VALUES ('28','','甘太郎','LINEで甘太郎と友達になると、肉半額のクーポンが配信されます');" calcext:value-type="string">
            <text:p>INSERT INTO SERVICE_LUNCH_TABLE VALUES ('28','','甘太郎','LINEで甘太郎と友達になると、肉半額のクーポンが配信されます');</text:p>
          </table:table-cell>
          <table:table-cell table:number-columns-repeated="101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3"/>
          <table:table-cell table:style-name="ce3" office:value-type="string" calcext:value-type="string">
            <text:p>甘太郎</text:p>
          </table:table-cell>
          <table:table-cell table:style-name="ce3" office:value-type="string" calcext:value-type="string">
            <text:p>LINEで甘太郎と友達になると、肉半額のクーポンが配信されます</text:p>
          </table:table-cell>
          <table:table-cell/>
          <table:table-cell table:formula="of:=&quot;INSERT INTO SERVICE_LUNCH_TABLE VALUES ('&quot;&amp;[.A31]&amp;&quot;','&quot;&amp;[.B31]&amp;&quot;','&quot;&amp;[.C31]&amp;&quot;','&quot;&amp;[.D31]&amp;&quot;');&quot;" office:value-type="string" office:string-value="INSERT INTO SERVICE_LUNCH_TABLE VALUES ('29','','甘太郎','LINEで甘太郎と友達になると、肉半額のクーポンが配信されます');" calcext:value-type="string">
            <text:p>INSERT INTO SERVICE_LUNCH_TABLE VALUES ('29','','甘太郎','LINEで甘太郎と友達になると、肉半額のクーポンが配信されます');</text:p>
          </table:table-cell>
          <table:table-cell table:number-columns-repeated="1018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3"/>
          <table:table-cell table:style-name="ce3" office:value-type="string" calcext:value-type="string">
            <text:p>甘太郎</text:p>
          </table:table-cell>
          <table:table-cell table:style-name="ce3" office:value-type="string" calcext:value-type="string">
            <text:p>LINEで甘太郎と友達になると、肉半額のクーポンが配信されます</text:p>
          </table:table-cell>
          <table:table-cell/>
          <table:table-cell table:formula="of:=&quot;INSERT INTO SERVICE_LUNCH_TABLE VALUES ('&quot;&amp;[.A32]&amp;&quot;','&quot;&amp;[.B32]&amp;&quot;','&quot;&amp;[.C32]&amp;&quot;','&quot;&amp;[.D32]&amp;&quot;');&quot;" office:value-type="string" office:string-value="INSERT INTO SERVICE_LUNCH_TABLE VALUES ('30','','甘太郎','LINEで甘太郎と友達になると、肉半額のクーポンが配信されます');" calcext:value-type="string">
            <text:p>INSERT INTO SERVICE_LUNCH_TABLE VALUES ('30','','甘太郎','LINEで甘太郎と友達になると、肉半額のクーポンが配信されます');</text:p>
          </table:table-cell>
          <table:table-cell table:number-columns-repeated="101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3"/>
          <table:table-cell table:style-name="ce3" office:value-type="string" calcext:value-type="string">
            <text:p>甘太郎</text:p>
          </table:table-cell>
          <table:table-cell table:style-name="ce3" office:value-type="string" calcext:value-type="string">
            <text:p>LINEで甘太郎と友達になると、肉半額のクーポンが配信されます</text:p>
          </table:table-cell>
          <table:table-cell/>
          <table:table-cell table:formula="of:=&quot;INSERT INTO SERVICE_LUNCH_TABLE VALUES ('&quot;&amp;[.A33]&amp;&quot;','&quot;&amp;[.B33]&amp;&quot;','&quot;&amp;[.C33]&amp;&quot;','&quot;&amp;[.D33]&amp;&quot;');&quot;" office:value-type="string" office:string-value="INSERT INTO SERVICE_LUNCH_TABLE VALUES ('31','','甘太郎','LINEで甘太郎と友達になると、肉半額のクーポンが配信されます');" calcext:value-type="string">
            <text:p>INSERT INTO SERVICE_LUNCH_TABLE VALUES ('31','','甘太郎','LINEで甘太郎と友達になると、肉半額のクーポンが配信されます');</text:p>
          </table:table-cell>
          <table:table-cell table:number-columns-repeated="1018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/>
          <table:table-cell table:style-name="ce3" office:value-type="string" calcext:value-type="string">
            <text:p>牛角</text:p>
          </table:table-cell>
          <table:table-cell table:style-name="ce3" office:value-type="string" calcext:value-type="string">
            <text:p>月替わりで半額になったり、色々とお得なメニューが登場したりしています</text:p>
          </table:table-cell>
          <table:table-cell/>
          <table:table-cell table:formula="of:=&quot;INSERT INTO SERVICE_LUNCH_TABLE VALUES ('&quot;&amp;[.A34]&amp;&quot;','&quot;&amp;[.B34]&amp;&quot;','&quot;&amp;[.C34]&amp;&quot;','&quot;&amp;[.D34]&amp;&quot;');&quot;" office:value-type="string" office:string-value="INSERT INTO SERVICE_LUNCH_TABLE VALUES ('29','','牛角','月替わりで半額になったり、色々とお得なメニューが登場したりしています');" calcext:value-type="string">
            <text:p>INSERT INTO SERVICE_LUNCH_TABLE VALUES ('29','','牛角','月替わりで半額になったり、色々とお得なメニューが登場したりしています');</text:p>
          </table:table-cell>
          <table:table-cell table:number-columns-repeated="1018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/>
          <table:table-cell table:style-name="ce3" office:value-type="string" calcext:value-type="string">
            <text:p>焼肉トラジ</text:p>
          </table:table-cell>
          <table:table-cell table:style-name="ce3" office:value-type="string" calcext:value-type="string">
            <text:p>お得なイベントが開催されています</text:p>
          </table:table-cell>
          <table:table-cell/>
          <table:table-cell table:formula="of:=&quot;INSERT INTO SERVICE_LUNCH_TABLE VALUES ('&quot;&amp;[.A35]&amp;&quot;','&quot;&amp;[.B35]&amp;&quot;','&quot;&amp;[.C35]&amp;&quot;','&quot;&amp;[.D35]&amp;&quot;');&quot;" office:value-type="string" office:string-value="INSERT INTO SERVICE_LUNCH_TABLE VALUES ('29','','焼肉トラジ','お得なイベントが開催されています');" calcext:value-type="string">
            <text:p>INSERT INTO SERVICE_LUNCH_TABLE VALUES ('29','','焼肉トラジ','お得なイベントが開催されています');</text:p>
          </table:table-cell>
          <table:table-cell table:number-columns-repeated="1018"/>
        </table:table-row>
        <table:table-row table:style-name="ro1" table:number-rows-repeated="9">
          <table:table-cell table:style-name="ce3" table:number-columns-repeated="4"/>
          <table:table-cell table:number-columns-repeated="1020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OMMENDED_LUNCH_TABLE" table:style-name="ta1">
        <table:table-column table:style-name="co4" table:default-cell-style-name="ce5"/>
        <table:table-column table:style-name="co7" table:default-cell-style-name="ce5"/>
        <table:table-column table:style-name="co8" table:default-cell-style-name="ce5"/>
        <table:table-column table:style-name="co6" table:number-columns-repeated="1020" table:default-cell-style-name="ce5"/>
        <table:table-row table:style-name="ro1">
          <table:table-cell table:style-name="ce6" office:value-type="string" calcext:value-type="string">
            <text:p>SHOP_NAME</text:p>
          </table:table-cell>
          <table:table-cell table:style-name="ce6" office:value-type="string" calcext:value-type="string">
            <text:p>DETAIL</text:p>
          </table:table-cell>
          <table:table-cell table:style-name="ce6" office:value-type="string" calcext:value-type="string">
            <text:p>RANK</text:p>
          </table:table-cell>
          <table:table-cell/>
          <table:table-cell office:value-type="string" calcext:value-type="string">
            <text:p>○データ導入SQ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OOTERS</text:p>
          </table:table-cell>
          <table:table-cell table:style-name="ce3" office:value-type="string" calcext:value-type="string">
            <text:p>店員の服が特徴的なアメリカンな店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formula="of:=&quot;INSERT INTO RECOMMENDED_LUNCH_TABLE VALUES ('&quot;&amp;[.A2]&amp;&quot;','&quot;&amp;[.B2]&amp;&quot;','&quot;&amp;IF(ISBLANK([.C2]);&quot;-1&quot;;[.C2])&amp;&quot;');&quot;" office:value-type="string" office:string-value="INSERT INTO RECOMMENDED_LUNCH_TABLE VALUES ('HOOTERS','店員の服が特徴的なアメリカンな店','6');" calcext:value-type="string">
            <text:p>INSERT INTO RECOMMENDED_LUNCH_TABLE VALUES ('HOOTERS','店員の服が特徴的なアメリカンな店','6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修蔵</text:p>
          </table:table-cell>
          <table:table-cell table:style-name="ce3" office:value-type="string" calcext:value-type="string">
            <text:p>店内がおしゃれで、そばっぽいつけ麺がいい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formula="of:=&quot;INSERT INTO RECOMMENDED_LUNCH_TABLE VALUES ('&quot;&amp;[.A3]&amp;&quot;','&quot;&amp;[.B3]&amp;&quot;','&quot;&amp;IF(ISBLANK([.C3]);&quot;-1&quot;;[.C3])&amp;&quot;');&quot;" office:value-type="string" office:string-value="INSERT INTO RECOMMENDED_LUNCH_TABLE VALUES ('修蔵','店内がおしゃれで、そばっぽいつけ麺がいい','8');" calcext:value-type="string">
            <text:p>INSERT INTO RECOMMENDED_LUNCH_TABLE VALUES ('修蔵','店内がおしゃれで、そばっぽいつけ麺がいい','8');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XI\'AN </text:p>
          </table:table-cell>
          <table:table-cell table:style-name="ce3" office:value-type="string" calcext:value-type="string">
            <text:p>刀削麺がいい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formula="of:=&quot;INSERT INTO RECOMMENDED_LUNCH_TABLE VALUES ('&quot;&amp;[.A4]&amp;&quot;','&quot;&amp;[.B4]&amp;&quot;','&quot;&amp;IF(ISBLANK([.C4]);&quot;-1&quot;;[.C4])&amp;&quot;');&quot;" office:value-type="string" office:string-value="INSERT INTO RECOMMENDED_LUNCH_TABLE VALUES ('XI\'AN ','刀削麺がいい','7');" calcext:value-type="string">
            <text:p>INSERT INTO RECOMMENDED_LUNCH_TABLE VALUES ('XI\'AN ','刀削麺がいい','7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はなまるうどん</text:p>
          </table:table-cell>
          <table:table-cell table:style-name="ce3" office:value-type="string" calcext:value-type="string">
            <text:p>混んでる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formula="of:=&quot;INSERT INTO RECOMMENDED_LUNCH_TABLE VALUES ('&quot;&amp;[.A5]&amp;&quot;','&quot;&amp;[.B5]&amp;&quot;','&quot;&amp;IF(ISBLANK([.C5]);&quot;-1&quot;;[.C5])&amp;&quot;');&quot;" office:value-type="string" office:string-value="INSERT INTO RECOMMENDED_LUNCH_TABLE VALUES ('はなまるうどん','混んでる','3');" calcext:value-type="string">
            <text:p>INSERT INTO RECOMMENDED_LUNCH_TABLE VALUES ('はなまるうどん','混んでる','3');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広州市場 </text:p>
          </table:table-cell>
          <table:table-cell table:style-name="ce3" office:value-type="string" calcext:value-type="string">
            <text:p>ワンタンがおいしい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table:formula="of:=&quot;INSERT INTO RECOMMENDED_LUNCH_TABLE VALUES ('&quot;&amp;[.A6]&amp;&quot;','&quot;&amp;[.B6]&amp;&quot;','&quot;&amp;IF(ISBLANK([.C6]);&quot;-1&quot;;[.C6])&amp;&quot;');&quot;" office:value-type="string" office:string-value="INSERT INTO RECOMMENDED_LUNCH_TABLE VALUES ('広州市場 ','ワンタンがおいしい','9');" calcext:value-type="string">
            <text:p>INSERT INTO RECOMMENDED_LUNCH_TABLE VALUES ('広州市場 ','ワンタンがおいしい','9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舎鈴</text:p>
          </table:table-cell>
          <table:table-cell table:style-name="ce3" office:value-type="string" calcext:value-type="string">
            <text:p>つけめんがおいしい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formula="of:=&quot;INSERT INTO RECOMMENDED_LUNCH_TABLE VALUES ('&quot;&amp;[.A7]&amp;&quot;','&quot;&amp;[.B7]&amp;&quot;','&quot;&amp;IF(ISBLANK([.C7]);&quot;-1&quot;;[.C7])&amp;&quot;');&quot;" office:value-type="string" office:string-value="INSERT INTO RECOMMENDED_LUNCH_TABLE VALUES ('舎鈴','つけめんがおいしい','7');" calcext:value-type="string">
            <text:p>INSERT INTO RECOMMENDED_LUNCH_TABLE VALUES ('舎鈴','つけめんがおいしい','7');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日乃屋カレー </text:p>
          </table:table-cell>
          <table:table-cell table:style-name="ce3" office:value-type="string" calcext:value-type="string">
            <text:p>生卵がのってるカレー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formula="of:=&quot;INSERT INTO RECOMMENDED_LUNCH_TABLE VALUES ('&quot;&amp;[.A8]&amp;&quot;','&quot;&amp;[.B8]&amp;&quot;','&quot;&amp;IF(ISBLANK([.C8]);&quot;-1&quot;;[.C8])&amp;&quot;');&quot;" office:value-type="string" office:string-value="INSERT INTO RECOMMENDED_LUNCH_TABLE VALUES ('日乃屋カレー ','生卵がのってるカレー','7');" calcext:value-type="string">
            <text:p>INSERT INTO RECOMMENDED_LUNCH_TABLE VALUES ('日乃屋カレー ','生卵がのってるカレー','7');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炭火活烹三是 </text:p>
          </table:table-cell>
          <table:table-cell table:style-name="ce3" office:value-type="string" calcext:value-type="string">
            <text:p>量が多い海鮮丼がいい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formula="of:=&quot;INSERT INTO RECOMMENDED_LUNCH_TABLE VALUES ('&quot;&amp;[.A9]&amp;&quot;','&quot;&amp;[.B9]&amp;&quot;','&quot;&amp;IF(ISBLANK([.C9]);&quot;-1&quot;;[.C9])&amp;&quot;');&quot;" office:value-type="string" office:string-value="INSERT INTO RECOMMENDED_LUNCH_TABLE VALUES ('炭火活烹三是 ','量が多い海鮮丼がいい','7');" calcext:value-type="string">
            <text:p>INSERT INTO RECOMMENDED_LUNCH_TABLE VALUES ('炭火活烹三是 ','量が多い海鮮丼がいい','7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熱中屋</text:p>
          </table:table-cell>
          <table:table-cell table:style-name="ce3" office:value-type="string" calcext:value-type="string">
            <text:p>からあげ・明太子食べ放題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formula="of:=&quot;INSERT INTO RECOMMENDED_LUNCH_TABLE VALUES ('&quot;&amp;[.A10]&amp;&quot;','&quot;&amp;[.B10]&amp;&quot;','&quot;&amp;IF(ISBLANK([.C10]);&quot;-1&quot;;[.C10])&amp;&quot;');&quot;" office:value-type="string" office:string-value="INSERT INTO RECOMMENDED_LUNCH_TABLE VALUES ('熱中屋','からあげ・明太子食べ放題','5');" calcext:value-type="string">
            <text:p>INSERT INTO RECOMMENDED_LUNCH_TABLE VALUES ('熱中屋','からあげ・明太子食べ放題','5');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油そば専門店 ぶらぶら </text:p>
          </table:table-cell>
          <table:table-cell table:style-name="ce3" office:value-type="string" calcext:value-type="string">
            <text:p>大盛無料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formula="of:=&quot;INSERT INTO RECOMMENDED_LUNCH_TABLE VALUES ('&quot;&amp;[.A11]&amp;&quot;','&quot;&amp;[.B11]&amp;&quot;','&quot;&amp;IF(ISBLANK([.C11]);&quot;-1&quot;;[.C11])&amp;&quot;');&quot;" office:value-type="string" office:string-value="INSERT INTO RECOMMENDED_LUNCH_TABLE VALUES ('油そば専門店 ぶらぶら ','大盛無料','5');" calcext:value-type="string">
            <text:p>INSERT INTO RECOMMENDED_LUNCH_TABLE VALUES ('油そば専門店 ぶらぶら ','大盛無料','5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ねぎし</text:p>
          </table:table-cell>
          <table:table-cell table:style-name="ce3" office:value-type="string" calcext:value-type="string">
            <text:p>お肉の定食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formula="of:=&quot;INSERT INTO RECOMMENDED_LUNCH_TABLE VALUES ('&quot;&amp;[.A12]&amp;&quot;','&quot;&amp;[.B12]&amp;&quot;','&quot;&amp;IF(ISBLANK([.C12]);&quot;-1&quot;;[.C12])&amp;&quot;');&quot;" office:value-type="string" office:string-value="INSERT INTO RECOMMENDED_LUNCH_TABLE VALUES ('ねぎし','お肉の定食','4');" calcext:value-type="string">
            <text:p>INSERT INTO RECOMMENDED_LUNCH_TABLE VALUES ('ねぎし','お肉の定食','4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富士そば</text:p>
          </table:table-cell>
          <table:table-cell table:style-name="ce3" office:value-type="string" calcext:value-type="string">
            <text:p>そばのチェーン店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formula="of:=&quot;INSERT INTO RECOMMENDED_LUNCH_TABLE VALUES ('&quot;&amp;[.A13]&amp;&quot;','&quot;&amp;[.B13]&amp;&quot;','&quot;&amp;IF(ISBLANK([.C13]);&quot;-1&quot;;[.C13])&amp;&quot;');&quot;" office:value-type="string" office:string-value="INSERT INTO RECOMMENDED_LUNCH_TABLE VALUES ('富士そば','そばのチェーン店','3');" calcext:value-type="string">
            <text:p>INSERT INTO RECOMMENDED_LUNCH_TABLE VALUES ('富士そば','そばのチェーン店','3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中本</text:p>
          </table:table-cell>
          <table:table-cell table:style-name="ce3" office:value-type="string" calcext:value-type="string">
            <text:p>蒙古タンメンがおすすめ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formula="of:=&quot;INSERT INTO RECOMMENDED_LUNCH_TABLE VALUES ('&quot;&amp;[.A14]&amp;&quot;','&quot;&amp;[.B14]&amp;&quot;','&quot;&amp;IF(ISBLANK([.C14]);&quot;-1&quot;;[.C14])&amp;&quot;');&quot;" office:value-type="string" office:string-value="INSERT INTO RECOMMENDED_LUNCH_TABLE VALUES ('中本','蒙古タンメンがおすすめ','8');" calcext:value-type="string">
            <text:p>INSERT INTO RECOMMENDED_LUNCH_TABLE VALUES ('中本','蒙古タンメンがおすすめ','8');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ひまわり寿司 </text:p>
          </table:table-cell>
          <table:table-cell table:style-name="ce3" office:value-type="string" calcext:value-type="string">
            <text:p>海鮮丼が600円味噌汁、小鉢付き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formula="of:=&quot;INSERT INTO RECOMMENDED_LUNCH_TABLE VALUES ('&quot;&amp;[.A15]&amp;&quot;','&quot;&amp;[.B15]&amp;&quot;','&quot;&amp;IF(ISBLANK([.C15]);&quot;-1&quot;;[.C15])&amp;&quot;');&quot;" office:value-type="string" office:string-value="INSERT INTO RECOMMENDED_LUNCH_TABLE VALUES ('ひまわり寿司 ','海鮮丼が600円味噌汁、小鉢付き','6');" calcext:value-type="string">
            <text:p>INSERT INTO RECOMMENDED_LUNCH_TABLE VALUES ('ひまわり寿司 ','海鮮丼が600円味噌汁、小鉢付き','6');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壱角家 </text:p>
          </table:table-cell>
          <table:table-cell table:style-name="ce3" office:value-type="string" calcext:value-type="string">
            <text:p>横浜家系ラーメン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formula="of:=&quot;INSERT INTO RECOMMENDED_LUNCH_TABLE VALUES ('&quot;&amp;[.A16]&amp;&quot;','&quot;&amp;[.B16]&amp;&quot;','&quot;&amp;IF(ISBLANK([.C16]);&quot;-1&quot;;[.C16])&amp;&quot;');&quot;" office:value-type="string" office:string-value="INSERT INTO RECOMMENDED_LUNCH_TABLE VALUES ('壱角家 ','横浜家系ラーメン','4');" calcext:value-type="string">
            <text:p>INSERT INTO RECOMMENDED_LUNCH_TABLE VALUES ('壱角家 ','横浜家系ラーメン','4');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情熱のすためしどんどん </text:p>
          </table:table-cell>
          <table:table-cell table:style-name="ce3" office:value-type="string" calcext:value-type="string">
            <text:p>すた丼（ランチには危険！！）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formula="of:=&quot;INSERT INTO RECOMMENDED_LUNCH_TABLE VALUES ('&quot;&amp;[.A17]&amp;&quot;','&quot;&amp;[.B17]&amp;&quot;','&quot;&amp;IF(ISBLANK([.C17]);&quot;-1&quot;;[.C17])&amp;&quot;');&quot;" office:value-type="string" office:string-value="INSERT INTO RECOMMENDED_LUNCH_TABLE VALUES ('情熱のすためしどんどん ','すた丼（ランチには危険！！）','4');" calcext:value-type="string">
            <text:p>INSERT INTO RECOMMENDED_LUNCH_TABLE VALUES ('情熱のすためしどんどん ','すた丼（ランチには危険！！）','4');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WAIGAYA </text:p>
          </table:table-cell>
          <table:table-cell table:style-name="ce3" office:value-type="string" calcext:value-type="string">
            <text:p>イタリアンのおしゃれなお店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formula="of:=&quot;INSERT INTO RECOMMENDED_LUNCH_TABLE VALUES ('&quot;&amp;[.A18]&amp;&quot;','&quot;&amp;[.B18]&amp;&quot;','&quot;&amp;IF(ISBLANK([.C18]);&quot;-1&quot;;[.C18])&amp;&quot;');&quot;" office:value-type="string" office:string-value="INSERT INTO RECOMMENDED_LUNCH_TABLE VALUES ('WAIGAYA ','イタリアンのおしゃれなお店','7');" calcext:value-type="string">
            <text:p>INSERT INTO RECOMMENDED_LUNCH_TABLE VALUES ('WAIGAYA ','イタリアンのおしゃれなお店','7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豚珍館</text:p>
          </table:table-cell>
          <table:table-cell table:style-name="ce3" office:value-type="string" calcext:value-type="string">
            <text:p>昼時には行列？とんかつの有名な店</text:p>
          </table:table-cell>
          <table:table-cell table:style-name="ce3"/>
          <table:table-cell/>
          <table:table-cell table:formula="of:=&quot;INSERT INTO RECOMMENDED_LUNCH_TABLE VALUES ('&quot;&amp;[.A19]&amp;&quot;','&quot;&amp;[.B19]&amp;&quot;','&quot;&amp;IF(ISBLANK([.C19]);&quot;-1&quot;;[.C19])&amp;&quot;');&quot;" office:value-type="string" office:string-value="INSERT INTO RECOMMENDED_LUNCH_TABLE VALUES ('豚珍館','昼時には行列？とんかつの有名な店','-1');" calcext:value-type="string">
            <text:p>INSERT INTO RECOMMENDED_LUNCH_TABLE VALUES ('豚珍館','昼時には行列？とんかつの有名な店','-1');</text:p>
          </table:table-cell>
          <table:table-cell table:style-name="ce10"/>
          <table:table-cell table:style-name="ce11"/>
          <table:table-cell table:number-columns-repeated="1016"/>
        </table:table-row>
        <table:table-row table:style-name="ro1">
          <table:table-cell table:style-name="ce3" office:value-type="string" calcext:value-type="string">
            <text:p>三是寿司</text:p>
          </table:table-cell>
          <table:table-cell table:style-name="ce3" office:value-type="string" calcext:value-type="string">
            <text:p>ご飯の見えないデカ盛り海鮮丼</text:p>
          </table:table-cell>
          <table:table-cell table:style-name="ce3"/>
          <table:table-cell/>
          <table:table-cell table:formula="of:=&quot;INSERT INTO RECOMMENDED_LUNCH_TABLE VALUES ('&quot;&amp;[.A20]&amp;&quot;','&quot;&amp;[.B20]&amp;&quot;','&quot;&amp;IF(ISBLANK([.C20]);&quot;-1&quot;;[.C20])&amp;&quot;');&quot;" office:value-type="string" office:string-value="INSERT INTO RECOMMENDED_LUNCH_TABLE VALUES ('三是寿司','ご飯の見えないデカ盛り海鮮丼','-1');" calcext:value-type="string">
            <text:p>INSERT INTO RECOMMENDED_LUNCH_TABLE VALUES ('三是寿司','ご飯の見えないデカ盛り海鮮丼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粗挽き蕎麦 トキ</text:p>
          </table:table-cell>
          <table:table-cell table:style-name="ce3" office:value-type="string" calcext:value-type="string">
            <text:p>太くて噛み応えのある田舎そば</text:p>
          </table:table-cell>
          <table:table-cell table:style-name="ce3"/>
          <table:table-cell/>
          <table:table-cell table:formula="of:=&quot;INSERT INTO RECOMMENDED_LUNCH_TABLE VALUES ('&quot;&amp;[.A21]&amp;&quot;','&quot;&amp;[.B21]&amp;&quot;','&quot;&amp;IF(ISBLANK([.C21]);&quot;-1&quot;;[.C21])&amp;&quot;');&quot;" office:value-type="string" office:string-value="INSERT INTO RECOMMENDED_LUNCH_TABLE VALUES ('粗挽き蕎麦 トキ','太くて噛み応えのある田舎そば','-1');" calcext:value-type="string">
            <text:p>INSERT INTO RECOMMENDED_LUNCH_TABLE VALUES ('粗挽き蕎麦 トキ','太くて噛み応えのある田舎そば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慎</text:p>
          </table:table-cell>
          <table:table-cell table:style-name="ce3" office:value-type="string" calcext:value-type="string">
            <text:p>微妙な柔らかさが癖になる味と食感のうどん</text:p>
          </table:table-cell>
          <table:table-cell table:style-name="ce3"/>
          <table:table-cell/>
          <table:table-cell table:formula="of:=&quot;INSERT INTO RECOMMENDED_LUNCH_TABLE VALUES ('&quot;&amp;[.A22]&amp;&quot;','&quot;&amp;[.B22]&amp;&quot;','&quot;&amp;IF(ISBLANK([.C22]);&quot;-1&quot;;[.C22])&amp;&quot;');&quot;" office:value-type="string" office:string-value="INSERT INTO RECOMMENDED_LUNCH_TABLE VALUES ('慎','微妙な柔らかさが癖になる味と食感のうどん','-1');" calcext:value-type="string">
            <text:p>INSERT INTO RECOMMENDED_LUNCH_TABLE VALUES ('慎','微妙な柔らかさが癖になる味と食感のうどん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カレーハウス11イマサ</text:p>
          </table:table-cell>
          <table:table-cell table:style-name="ce3" office:value-type="string" calcext:value-type="string">
            <text:p>500円でもお釣りが出てしまう！？</text:p>
          </table:table-cell>
          <table:table-cell table:style-name="ce3"/>
          <table:table-cell/>
          <table:table-cell table:formula="of:=&quot;INSERT INTO RECOMMENDED_LUNCH_TABLE VALUES ('&quot;&amp;[.A23]&amp;&quot;','&quot;&amp;[.B23]&amp;&quot;','&quot;&amp;IF(ISBLANK([.C23]);&quot;-1&quot;;[.C23])&amp;&quot;');&quot;" office:value-type="string" office:string-value="INSERT INTO RECOMMENDED_LUNCH_TABLE VALUES ('カレーハウス11イマサ','500円でもお釣りが出てしまう！？','-1');" calcext:value-type="string">
            <text:p>INSERT INTO RECOMMENDED_LUNCH_TABLE VALUES ('カレーハウス11イマサ','500円でもお釣りが出てしまう！？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かのや</text:p>
          </table:table-cell>
          <table:table-cell table:style-name="ce3" office:value-type="string" calcext:value-type="string">
            <text:p>ほとんどがワンコインで味わえます</text:p>
          </table:table-cell>
          <table:table-cell table:style-name="ce3"/>
          <table:table-cell/>
          <table:table-cell table:formula="of:=&quot;INSERT INTO RECOMMENDED_LUNCH_TABLE VALUES ('&quot;&amp;[.A24]&amp;&quot;','&quot;&amp;[.B24]&amp;&quot;','&quot;&amp;IF(ISBLANK([.C24]);&quot;-1&quot;;[.C24])&amp;&quot;');&quot;" office:value-type="string" office:string-value="INSERT INTO RECOMMENDED_LUNCH_TABLE VALUES ('かのや','ほとんどがワンコインで味わえます','-1');" calcext:value-type="string">
            <text:p>INSERT INTO RECOMMENDED_LUNCH_TABLE VALUES ('かのや','ほとんどがワンコインで味わえます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串天ぷら　段々屋</text:p>
          </table:table-cell>
          <table:table-cell table:style-name="ce3" office:value-type="string" calcext:value-type="string">
            <text:p>ランチは提供まで少し時間がかかります</text:p>
          </table:table-cell>
          <table:table-cell table:style-name="ce3"/>
          <table:table-cell/>
          <table:table-cell table:formula="of:=&quot;INSERT INTO RECOMMENDED_LUNCH_TABLE VALUES ('&quot;&amp;[.A25]&amp;&quot;','&quot;&amp;[.B25]&amp;&quot;','&quot;&amp;IF(ISBLANK([.C25]);&quot;-1&quot;;[.C25])&amp;&quot;');&quot;" office:value-type="string" office:string-value="INSERT INTO RECOMMENDED_LUNCH_TABLE VALUES ('串天ぷら　段々屋','ランチは提供まで少し時間がかかります','-1');" calcext:value-type="string">
            <text:p>INSERT INTO RECOMMENDED_LUNCH_TABLE VALUES ('串天ぷら　段々屋','ランチは提供まで少し時間がかかります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一滴八銭屋</text:p>
          </table:table-cell>
          <table:table-cell table:style-name="ce3" office:value-type="string" calcext:value-type="string">
            <text:p>食べ応えのあるうどんランチ</text:p>
          </table:table-cell>
          <table:table-cell table:style-name="ce3"/>
          <table:table-cell/>
          <table:table-cell table:formula="of:=&quot;INSERT INTO RECOMMENDED_LUNCH_TABLE VALUES ('&quot;&amp;[.A26]&amp;&quot;','&quot;&amp;[.B26]&amp;&quot;','&quot;&amp;IF(ISBLANK([.C26]);&quot;-1&quot;;[.C26])&amp;&quot;');&quot;" office:value-type="string" office:string-value="INSERT INTO RECOMMENDED_LUNCH_TABLE VALUES ('一滴八銭屋','食べ応えのあるうどんランチ','-1');" calcext:value-type="string">
            <text:p>INSERT INTO RECOMMENDED_LUNCH_TABLE VALUES ('一滴八銭屋','食べ応えのあるうどんランチ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老辺餃子館</text:p>
          </table:table-cell>
          <table:table-cell table:style-name="ce3" office:value-type="string" calcext:value-type="string">
            <text:p>餃子マニアから「餃子の聖地」と絶賛されている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formula="of:=&quot;INSERT INTO RECOMMENDED_LUNCH_TABLE VALUES ('&quot;&amp;[.A27]&amp;&quot;','&quot;&amp;[.B27]&amp;&quot;','&quot;&amp;IF(ISBLANK([.C27]);&quot;-1&quot;;[.C27])&amp;&quot;');&quot;" office:value-type="string" office:string-value="INSERT INTO RECOMMENDED_LUNCH_TABLE VALUES ('老辺餃子館','餃子マニアから「餃子の聖地」と絶賛されている','7');" calcext:value-type="string">
            <text:p>INSERT INTO RECOMMENDED_LUNCH_TABLE VALUES ('老辺餃子館','餃子マニアから「餃子の聖地」と絶賛されている','7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しんぱち食堂</text:p>
          </table:table-cell>
          <table:table-cell table:style-name="ce3" office:value-type="string" calcext:value-type="string">
            <text:p>魚メインの、安い和食ランチが食べられる</text:p>
          </table:table-cell>
          <table:table-cell table:style-name="ce3"/>
          <table:table-cell/>
          <table:table-cell table:formula="of:=&quot;INSERT INTO RECOMMENDED_LUNCH_TABLE VALUES ('&quot;&amp;[.A28]&amp;&quot;','&quot;&amp;[.B28]&amp;&quot;','&quot;&amp;IF(ISBLANK([.C28]);&quot;-1&quot;;[.C28])&amp;&quot;');&quot;" office:value-type="string" office:string-value="INSERT INTO RECOMMENDED_LUNCH_TABLE VALUES ('しんぱち食堂','魚メインの、安い和食ランチが食べられる','-1');" calcext:value-type="string">
            <text:p>INSERT INTO RECOMMENDED_LUNCH_TABLE VALUES ('しんぱち食堂','魚メインの、安い和食ランチが食べられる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さくらみち</text:p>
          </table:table-cell>
          <table:table-cell table:style-name="ce3" office:value-type="string" calcext:value-type="string">
            <text:p>安い肉ランチが食べられる</text:p>
          </table:table-cell>
          <table:table-cell table:style-name="ce3"/>
          <table:table-cell/>
          <table:table-cell table:formula="of:=&quot;INSERT INTO RECOMMENDED_LUNCH_TABLE VALUES ('&quot;&amp;[.A29]&amp;&quot;','&quot;&amp;[.B29]&amp;&quot;','&quot;&amp;IF(ISBLANK([.C29]);&quot;-1&quot;;[.C29])&amp;&quot;');&quot;" office:value-type="string" office:string-value="INSERT INTO RECOMMENDED_LUNCH_TABLE VALUES ('さくらみち','安い肉ランチが食べられる','-1');" calcext:value-type="string">
            <text:p>INSERT INTO RECOMMENDED_LUNCH_TABLE VALUES ('さくらみち','安い肉ランチが食べられる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三国一</text:p>
          </table:table-cell>
          <table:table-cell table:style-name="ce3" office:value-type="string" calcext:value-type="string">
            <text:p>「サラダうどん」は、生野菜たっぷり</text:p>
          </table:table-cell>
          <table:table-cell table:style-name="ce3"/>
          <table:table-cell/>
          <table:table-cell table:formula="of:=&quot;INSERT INTO RECOMMENDED_LUNCH_TABLE VALUES ('&quot;&amp;[.A30]&amp;&quot;','&quot;&amp;[.B30]&amp;&quot;','&quot;&amp;IF(ISBLANK([.C30]);&quot;-1&quot;;[.C30])&amp;&quot;');&quot;" office:value-type="string" office:string-value="INSERT INTO RECOMMENDED_LUNCH_TABLE VALUES ('三国一','「サラダうどん」は、生野菜たっぷり','-1');" calcext:value-type="string">
            <text:p>INSERT INTO RECOMMENDED_LUNCH_TABLE VALUES ('三国一','「サラダうどん」は、生野菜たっぷり','-1');</text:p>
          </table:table-cell>
          <table:table-cell table:number-columns-repeated="1018"/>
        </table:table-row>
        <table:table-row table:style-name="ro1">
          <table:table-cell table:style-name="ce3" table:number-columns-repeated="3"/>
          <table:table-cell/>
          <table:table-cell table:formula="of:=&quot;INSERT INTO RECOMMENDED_LUNCH_TABLE VALUES ('&quot;&amp;[.A31]&amp;&quot;','&quot;&amp;[.B31]&amp;&quot;','&quot;&amp;IF(ISBLANK([.C31]);&quot;-1&quot;;[.C31])&amp;&quot;');&quot;" office:value-type="string" office:string-value="INSERT INTO RECOMMENDED_LUNCH_TABLE VALUES ('','','-1');" calcext:value-type="string">
            <text:p>INSERT INTO RECOMMENDED_LUNCH_TABLE VALUES ('','','-1');</text:p>
          </table:table-cell>
          <table:table-cell table:number-columns-repeated="1018"/>
        </table:table-row>
        <table:table-row table:style-name="ro1">
          <table:table-cell table:style-name="ce3" table:number-columns-repeated="3"/>
          <table:table-cell/>
          <table:table-cell table:formula="of:=&quot;INSERT INTO RECOMMENDED_LUNCH_TABLE VALUES ('&quot;&amp;[.A32]&amp;&quot;','&quot;&amp;[.B32]&amp;&quot;','&quot;&amp;IF(ISBLANK([.C32]);&quot;-1&quot;;[.C32])&amp;&quot;');&quot;" office:value-type="string" office:string-value="INSERT INTO RECOMMENDED_LUNCH_TABLE VALUES ('','','-1');" calcext:value-type="string">
            <text:p>INSERT INTO RECOMMENDED_LUNCH_TABLE VALUES ('','','-1');</text:p>
          </table:table-cell>
          <table:table-cell table:number-columns-repeated="1018"/>
        </table:table-row>
        <table:table-row table:style-name="ro1">
          <table:table-cell table:style-name="ce3" table:number-columns-repeated="3"/>
          <table:table-cell/>
          <table:table-cell table:formula="of:=&quot;INSERT INTO RECOMMENDED_LUNCH_TABLE VALUES ('&quot;&amp;[.A33]&amp;&quot;','&quot;&amp;[.B33]&amp;&quot;','&quot;&amp;IF(ISBLANK([.C33]);&quot;-1&quot;;[.C33])&amp;&quot;');&quot;" office:value-type="string" office:string-value="INSERT INTO RECOMMENDED_LUNCH_TABLE VALUES ('','','-1');" calcext:value-type="string">
            <text:p>INSERT INTO RECOMMENDED_LUNCH_TABLE VALUES ('','','-1');</text:p>
          </table:table-cell>
          <table:table-cell table:number-columns-repeated="1018"/>
        </table:table-row>
        <table:table-row table:style-name="ro1">
          <table:table-cell table:style-name="ce3" table:number-columns-repeated="3"/>
          <table:table-cell/>
          <table:table-cell table:formula="of:=&quot;INSERT INTO RECOMMENDED_LUNCH_TABLE VALUES ('&quot;&amp;[.A34]&amp;&quot;','&quot;&amp;[.B34]&amp;&quot;','&quot;&amp;IF(ISBLANK([.C34]);&quot;-1&quot;;[.C34])&amp;&quot;');&quot;" office:value-type="string" office:string-value="INSERT INTO RECOMMENDED_LUNCH_TABLE VALUES ('','','-1');" calcext:value-type="string">
            <text:p>INSERT INTO RECOMMENDED_LUNCH_TABLE VALUES ('','','-1');</text:p>
          </table:table-cell>
          <table:table-cell table:number-columns-repeated="1018"/>
        </table:table-row>
        <table:table-row table:style-name="ro1">
          <table:table-cell table:style-name="ce3" table:number-columns-repeated="3"/>
          <table:table-cell/>
          <table:table-cell table:formula="of:=&quot;INSERT INTO RECOMMENDED_LUNCH_TABLE VALUES ('&quot;&amp;[.A35]&amp;&quot;','&quot;&amp;[.B35]&amp;&quot;','&quot;&amp;IF(ISBLANK([.C35]);&quot;-1&quot;;[.C35])&amp;&quot;');&quot;" office:value-type="string" office:string-value="INSERT INTO RECOMMENDED_LUNCH_TABLE VALUES ('','','-1');" calcext:value-type="string">
            <text:p>INSERT INTO RECOMMENDED_LUNCH_TABLE VALUES ('','','-1');</text:p>
          </table:table-cell>
          <table:table-cell table:number-columns-repeated="1018"/>
        </table:table-row>
        <table:table-row table:style-name="ro1" table:number-rows-repeated="9">
          <table:table-cell table:style-name="ce3" table:number-columns-repeated="3"/>
          <table:table-cell table:number-columns-repeated="1020"/>
        </table:table-row>
        <table:table-row table:style-name="ro1" table:number-rows-repeated="104853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IPA Pゴシック" svg:font-family="'Liberation SansIPA Pゴシック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00/00/00</text:date>, <text:time style:data-style-name="N2" text:time-value="16:49:51.7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09:29:53.347277288</meta:creation-date>
    <dc:date>2018-05-17T16:55:52.172000000</dc:date>
    <meta:editing-duration>PT10H40M33S</meta:editing-duration>
    <meta:editing-cycles>27</meta:editing-cycles>
    <meta:generator>LibreOffice/5.0.3.2$Windows_x86 LibreOffice_project/e5f16313668ac592c1bfb310f4390624e3dbfb75</meta:generator>
    <meta:document-statistic meta:table-count="4" meta:cell-count="268" meta:object-count="0"/>
  </office:meta>
</office:document-meta>
</file>